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LFOutputStream.write( int b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RLFOutputStream.write( byte buffer [ ] , int offset , int leng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RLFOutputStream.writeChunk( byte buffer [ ]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LFOutputStream.checkCRLFTermin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LFOutputStream.CRLFOutputStream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